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972in"/>
    </style:style>
    <style:style style:name="co2" style:family="table-column">
      <style:table-column-properties fo:break-before="auto" style:column-width="2.3673in"/>
    </style:style>
    <style:style style:name="co3" style:family="table-column">
      <style:table-column-properties fo:break-before="auto" style:column-width="0.96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681in" fo:break-before="auto" style:use-optimal-row-height="true"/>
    </style:style>
    <style:style style:name="ro5" style:family="table-row">
      <style:table-row-properties style:row-height="0.3846in" fo:break-before="auto" style:use-optimal-row-height="true"/>
    </style:style>
    <style:style style:name="ro6" style:family="table-row">
      <style:table-row-properties style:row-height="0.4264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DIAGRAMA_20_DE_20_GANT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ackground-color="#43434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6d0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/>
      </style:table-cell-properties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1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0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0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54">
      <style:table-cell-properties fo:background-color="#d9ead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7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7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43434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53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1.76pt solid #d9d9d9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55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1.76pt solid #d9d9d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56">
      <style:table-cell-properties fo:border-bottom="none" fo:background-color="#434343" style:cell-protect="protected" style:print-content="true" style:diagonal-bl-tr="none" style:diagonal-tl-br="none" style:text-align-source="fix" style:repeat-content="false" fo:wrap-option="no-wrap" fo:border-left="1.76pt solid #d9d9d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808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  <style:map style:condition="is-true-formula([.H$4]=TODAY())" style:apply-style-name="ConditionalStyle_5f_1" style:base-cell-address="'DIAGRAMA DE GANTT'.H6"/>
      <style:map style:condition="is-true-formula(AND([.H$4]&gt;=[.$E6];[.H$4]&lt;=((([.$F6]-[.$E6]+1)*[.$D6])+[.$E6]-1)))" style:apply-style-name="ConditionalStyle_5f_2" style:base-cell-address="'DIAGRAMA DE GANTT'.H6"/>
      <style:map style:condition="is-true-formula(AND([.H$4]&gt;=[.$E6];[.H$4]&lt;=[.$F6]))" style:apply-style-name="ConditionalStyle_5f_3" style:base-cell-address="'DIAGRAMA DE GANTT'.H6"/>
    </style:style>
    <style:style style:name="ce24" style:family="table-cell" style:parent-style-name="Default" style:data-style-name="N155">
      <style:table-cell-properties fo:background-color="#66666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56">
      <style:table-cell-properties fo:background-color="#43434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55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56">
      <style:table-cell-properties fo:border-bottom="none" fo:background-color="#434343" style:cell-protect="protected" style:print-content="true" style:diagonal-bl-tr="none" style:diagonal-tl-br="none" style:text-align-source="fix" style:repeat-content="false" fo:wrap-option="no-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 style:data-style-name="N153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DE GANT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Default"/>
        <table:table-column table:style-name="co1" table:number-columns-repeated="32" table:default-cell-style-name="ce2"/>
        <table:table-column table:style-name="co3" table:number-columns-repeated="16346"/>
        <table:table-row table:style-name="ro1" table:number-rows-repeated="2">
          <table:table-cell table:style-name="ce1" table:number-columns-repeated="38"/>
          <table:table-cell table:style-name="Default" table:number-columns-repeated="16346"/>
        </table:table-row>
        <table:table-row table:style-name="ro2"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7" table:formula="of:=[.E4]+[.E3]" office:value-type="date" office:date-value="2025-09-10" calcext:value-type="date">
            <text:p>10/09/25</text:p>
          </table:table-cell>
          <table:table-cell table:style-name="ce1"/>
          <table:table-cell table:style-name="ce20" table:formula="of:=[.H4]" office:value-type="date" office:date-value="2025-09-10" calcext:value-type="date" table:number-columns-spanned="7" table:number-rows-spanned="1">
            <text:p>Wed,10/09/2025</text:p>
          </table:table-cell>
          <table:covered-table-cell table:number-columns-repeated="6" table:style-name="ce20"/>
          <table:table-cell table:style-name="ce20" table:formula="of:=[.O4]" office:value-type="date" office:date-value="2025-09-17" calcext:value-type="date" table:number-columns-spanned="7" table:number-rows-spanned="1">
            <text:p>Wed,17/09/2025</text:p>
          </table:table-cell>
          <table:covered-table-cell table:number-columns-repeated="6" table:style-name="ce20"/>
          <table:table-cell table:style-name="ce20" table:formula="of:=[.V4]" office:value-type="date" office:date-value="2025-09-24" calcext:value-type="date" table:number-columns-spanned="7" table:number-rows-spanned="1">
            <text:p>Wed,24/09/2025</text:p>
          </table:table-cell>
          <table:covered-table-cell table:number-columns-repeated="6" table:style-name="ce20"/>
          <table:table-cell table:style-name="ce20" table:formula="of:=[.AC4]" office:value-type="date" office:date-value="2025-10-01" calcext:value-type="date" table:number-columns-spanned="7" table:number-rows-spanned="1">
            <text:p>Wed,01/10/2025</text:p>
          </table:table-cell>
          <table:covered-table-cell table:number-columns-repeated="6" table:style-name="ce20"/>
          <table:table-cell table:style-name="ce28" table:formula="of:=[.AJ4]" office:value-type="date" office:date-value="2025-10-08" calcext:value-type="date" table:number-columns-spanned="3" table:number-rows-spanned="1">
            <text:p>Wed,08/10/2025</text:p>
          </table:table-cell>
          <table:covered-table-cell table:number-columns-repeated="2" table:style-name="ce28"/>
          <table:table-cell table:style-name="Default" table:number-columns-repeated="16346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Inicio del proyecto</text:p>
          </table:table-cell>
          <table:covered-table-cell table:style-name="ce8"/>
          <table:table-cell table:style-name="ce14" office:value-type="date" office:date-value="2025-09-10" calcext:value-type="date" table:number-columns-spanned="2" table:number-rows-spanned="1">
            <text:p>Wed,10/9/2025</text:p>
          </table:table-cell>
          <table:covered-table-cell table:style-name="ce14"/>
          <table:table-cell table:style-name="ce18" office:value-type="string" calcext:value-type="string">
            <text:p>\</text:p>
          </table:table-cell>
          <table:table-cell table:style-name="ce21" table:formula="of:=[.F3]" office:value-type="date" office:date-value="2025-09-10" calcext:value-type="date">
            <text:p>10</text:p>
          </table:table-cell>
          <table:table-cell table:style-name="ce24" table:formula="of:=[.H4]+1" office:value-type="date" office:date-value="2025-09-11" calcext:value-type="date">
            <text:p>11</text:p>
          </table:table-cell>
          <table:table-cell table:style-name="ce24" table:formula="of:=[.I4]+1" office:value-type="date" office:date-value="2025-09-12" calcext:value-type="date">
            <text:p>12</text:p>
          </table:table-cell>
          <table:table-cell table:style-name="ce24" table:formula="of:=[.J4]+1" office:value-type="date" office:date-value="2025-09-13" calcext:value-type="date">
            <text:p>13</text:p>
          </table:table-cell>
          <table:table-cell table:style-name="ce24" table:formula="of:=[.K4]+1" office:value-type="date" office:date-value="2025-09-14" calcext:value-type="date">
            <text:p>14</text:p>
          </table:table-cell>
          <table:table-cell table:style-name="ce24" table:formula="of:=[.L4]+1" office:value-type="date" office:date-value="2025-09-15" calcext:value-type="date">
            <text:p>15</text:p>
          </table:table-cell>
          <table:table-cell table:style-name="ce26" table:formula="of:=[.M4]+1" office:value-type="date" office:date-value="2025-09-16" calcext:value-type="date">
            <text:p>16</text:p>
          </table:table-cell>
          <table:table-cell table:style-name="ce21" table:formula="of:=[.N4]+1" office:value-type="date" office:date-value="2025-09-17" calcext:value-type="date">
            <text:p>17</text:p>
          </table:table-cell>
          <table:table-cell table:style-name="ce24" table:formula="of:=[.O4]+1" office:value-type="date" office:date-value="2025-09-18" calcext:value-type="date">
            <text:p>18</text:p>
          </table:table-cell>
          <table:table-cell table:style-name="ce24" table:formula="of:=[.P4]+1" office:value-type="date" office:date-value="2025-09-19" calcext:value-type="date">
            <text:p>19</text:p>
          </table:table-cell>
          <table:table-cell table:style-name="ce24" table:formula="of:=[.Q4]+1" office:value-type="date" office:date-value="2025-09-20" calcext:value-type="date">
            <text:p>20</text:p>
          </table:table-cell>
          <table:table-cell table:style-name="ce24" table:formula="of:=[.R4]+1" office:value-type="date" office:date-value="2025-09-21" calcext:value-type="date">
            <text:p>21</text:p>
          </table:table-cell>
          <table:table-cell table:style-name="ce24" table:formula="of:=[.S4]+1" office:value-type="date" office:date-value="2025-09-22" calcext:value-type="date">
            <text:p>22</text:p>
          </table:table-cell>
          <table:table-cell table:style-name="ce26" table:formula="of:=[.T4]+1" office:value-type="date" office:date-value="2025-09-23" calcext:value-type="date">
            <text:p>23</text:p>
          </table:table-cell>
          <table:table-cell table:style-name="ce21" table:formula="of:=[.U4]+1" office:value-type="date" office:date-value="2025-09-24" calcext:value-type="date">
            <text:p>24</text:p>
          </table:table-cell>
          <table:table-cell table:style-name="ce24" table:formula="of:=[.V4]+1" office:value-type="date" office:date-value="2025-09-25" calcext:value-type="date">
            <text:p>25</text:p>
          </table:table-cell>
          <table:table-cell table:style-name="ce24" table:formula="of:=[.W4]+1" office:value-type="date" office:date-value="2025-09-26" calcext:value-type="date">
            <text:p>26</text:p>
          </table:table-cell>
          <table:table-cell table:style-name="ce24" table:formula="of:=[.X4]+1" office:value-type="date" office:date-value="2025-09-27" calcext:value-type="date">
            <text:p>27</text:p>
          </table:table-cell>
          <table:table-cell table:style-name="ce24" table:formula="of:=[.Y4]+1" office:value-type="date" office:date-value="2025-09-28" calcext:value-type="date">
            <text:p>28</text:p>
          </table:table-cell>
          <table:table-cell table:style-name="ce24" table:formula="of:=[.Z4]+1" office:value-type="date" office:date-value="2025-09-29" calcext:value-type="date">
            <text:p>29</text:p>
          </table:table-cell>
          <table:table-cell table:style-name="ce26" table:formula="of:=[.AA4]+1" office:value-type="date" office:date-value="2025-09-30" calcext:value-type="date">
            <text:p>30</text:p>
          </table:table-cell>
          <table:table-cell table:style-name="ce21" table:formula="of:=[.AB4]+1" office:value-type="date" office:date-value="2025-10-01" calcext:value-type="date">
            <text:p>01</text:p>
          </table:table-cell>
          <table:table-cell table:style-name="ce24" table:formula="of:=[.AC4]+1" office:value-type="date" office:date-value="2025-10-02" calcext:value-type="date">
            <text:p>02</text:p>
          </table:table-cell>
          <table:table-cell table:style-name="ce24" table:formula="of:=[.AD4]+1" office:value-type="date" office:date-value="2025-10-03" calcext:value-type="date">
            <text:p>03</text:p>
          </table:table-cell>
          <table:table-cell table:style-name="ce24" table:formula="of:=[.AE4]+1" office:value-type="date" office:date-value="2025-10-04" calcext:value-type="date">
            <text:p>04</text:p>
          </table:table-cell>
          <table:table-cell table:style-name="ce24" table:formula="of:=[.AF4]+1" office:value-type="date" office:date-value="2025-10-05" calcext:value-type="date">
            <text:p>05</text:p>
          </table:table-cell>
          <table:table-cell table:style-name="ce24" table:formula="of:=[.AG4]+1" office:value-type="date" office:date-value="2025-10-06" calcext:value-type="date">
            <text:p>06</text:p>
          </table:table-cell>
          <table:table-cell table:style-name="ce26" table:formula="of:=[.AH4]+1" office:value-type="date" office:date-value="2025-10-07" calcext:value-type="date">
            <text:p>07</text:p>
          </table:table-cell>
          <table:table-cell table:style-name="ce24" table:formula="of:=[.AI4]+1" office:value-type="date" office:date-value="2025-10-08" calcext:value-type="date">
            <text:p>08</text:p>
          </table:table-cell>
          <table:table-cell table:style-name="ce24" table:formula="of:=[.AJ4]+1" office:value-type="date" office:date-value="2025-10-09" calcext:value-type="date">
            <text:p>09</text:p>
          </table:table-cell>
          <table:table-cell table:style-name="ce26" table:formula="of:=[.AK4]+1" office:value-type="date" office:date-value="2025-10-10" calcext:value-type="date">
            <text:p>10</text:p>
          </table:table-cell>
          <table:table-cell table:style-name="Default" table:number-columns-repeated="16346"/>
        </table:table-row>
        <table:table-row table:style-name="ro1">
          <table:table-cell table:style-name="ce1"/>
          <table:table-cell table:style-name="ce3" office:value-type="string" calcext:value-type="string">
            <text:p>Tarea</text:p>
          </table:table-cell>
          <table:table-cell table:style-name="ce3" office:value-type="string" calcext:value-type="string">
            <text:p>Responsable</text:p>
          </table:table-cell>
          <table:table-cell table:style-name="ce3" office:value-type="string" calcext:value-type="string">
            <text:p>Progreso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Fin</text:p>
          </table:table-cell>
          <table:table-cell table:style-name="ce19"/>
          <table:table-cell table:style-name="ce22" table:formula="of:=UPPER(LEFT(TEXT([.H4];&quot;ddd&quot;);1))" office:value-type="string" office:string-value="W" calcext:value-type="string">
            <text:p>W</text:p>
          </table:table-cell>
          <table:table-cell table:style-name="ce25" table:formula="of:=UPPER(LEFT(TEXT([.I4];&quot;ddd&quot;);1))" office:value-type="string" office:string-value="T" calcext:value-type="string">
            <text:p>T</text:p>
          </table:table-cell>
          <table:table-cell table:style-name="ce25" table:formula="of:=UPPER(LEFT(TEXT([.J4];&quot;ddd&quot;);1))" office:value-type="string" office:string-value="F" calcext:value-type="string">
            <text:p>F</text:p>
          </table:table-cell>
          <table:table-cell table:style-name="ce25" table:formula="of:=UPPER(LEFT(TEXT([.K4];&quot;ddd&quot;);1))" office:value-type="string" office:string-value="S" calcext:value-type="string">
            <text:p>S</text:p>
          </table:table-cell>
          <table:table-cell table:style-name="ce25" table:formula="of:=UPPER(LEFT(TEXT([.L4];&quot;ddd&quot;);1))" office:value-type="string" office:string-value="S" calcext:value-type="string">
            <text:p>S</text:p>
          </table:table-cell>
          <table:table-cell table:style-name="ce25" table:formula="of:=UPPER(LEFT(TEXT([.M4];&quot;ddd&quot;);1))" office:value-type="string" office:string-value="M" calcext:value-type="string">
            <text:p>M</text:p>
          </table:table-cell>
          <table:table-cell table:style-name="ce27" table:formula="of:=UPPER(LEFT(TEXT([.N4];&quot;ddd&quot;);1))" office:value-type="string" office:string-value="T" calcext:value-type="string">
            <text:p>T</text:p>
          </table:table-cell>
          <table:table-cell table:style-name="ce25" table:formula="of:=UPPER(LEFT(TEXT([.O4];&quot;ddd&quot;);1))" office:value-type="string" office:string-value="W" calcext:value-type="string">
            <text:p>W</text:p>
          </table:table-cell>
          <table:table-cell table:style-name="ce25" table:formula="of:=UPPER(LEFT(TEXT([.P4];&quot;ddd&quot;);1))" office:value-type="string" office:string-value="T" calcext:value-type="string">
            <text:p>T</text:p>
          </table:table-cell>
          <table:table-cell table:style-name="ce25" table:formula="of:=UPPER(LEFT(TEXT([.Q4];&quot;ddd&quot;);1))" office:value-type="string" office:string-value="F" calcext:value-type="string">
            <text:p>F</text:p>
          </table:table-cell>
          <table:table-cell table:style-name="ce25" table:formula="of:=UPPER(LEFT(TEXT([.R4];&quot;ddd&quot;);1))" office:value-type="string" office:string-value="S" calcext:value-type="string">
            <text:p>S</text:p>
          </table:table-cell>
          <table:table-cell table:style-name="ce25" table:formula="of:=UPPER(LEFT(TEXT([.S4];&quot;ddd&quot;);1))" office:value-type="string" office:string-value="S" calcext:value-type="string">
            <text:p>S</text:p>
          </table:table-cell>
          <table:table-cell table:style-name="ce25" table:formula="of:=UPPER(LEFT(TEXT([.T4];&quot;ddd&quot;);1))" office:value-type="string" office:string-value="M" calcext:value-type="string">
            <text:p>M</text:p>
          </table:table-cell>
          <table:table-cell table:style-name="ce27" table:formula="of:=UPPER(LEFT(TEXT([.U4];&quot;ddd&quot;);1))" office:value-type="string" office:string-value="T" calcext:value-type="string">
            <text:p>T</text:p>
          </table:table-cell>
          <table:table-cell table:style-name="ce25" table:formula="of:=UPPER(LEFT(TEXT([.V4];&quot;ddd&quot;);1))" office:value-type="string" office:string-value="W" calcext:value-type="string">
            <text:p>W</text:p>
          </table:table-cell>
          <table:table-cell table:style-name="ce25" table:formula="of:=UPPER(LEFT(TEXT([.W4];&quot;ddd&quot;);1))" office:value-type="string" office:string-value="T" calcext:value-type="string">
            <text:p>T</text:p>
          </table:table-cell>
          <table:table-cell table:style-name="ce25" table:formula="of:=UPPER(LEFT(TEXT([.X4];&quot;ddd&quot;);1))" office:value-type="string" office:string-value="F" calcext:value-type="string">
            <text:p>F</text:p>
          </table:table-cell>
          <table:table-cell table:style-name="ce25" table:formula="of:=UPPER(LEFT(TEXT([.Y4];&quot;ddd&quot;);1))" office:value-type="string" office:string-value="S" calcext:value-type="string">
            <text:p>S</text:p>
          </table:table-cell>
          <table:table-cell table:style-name="ce25" table:formula="of:=UPPER(LEFT(TEXT([.Z4];&quot;ddd&quot;);1))" office:value-type="string" office:string-value="S" calcext:value-type="string">
            <text:p>S</text:p>
          </table:table-cell>
          <table:table-cell table:style-name="ce25" table:formula="of:=UPPER(LEFT(TEXT([.AA4];&quot;ddd&quot;);1))" office:value-type="string" office:string-value="M" calcext:value-type="string">
            <text:p>M</text:p>
          </table:table-cell>
          <table:table-cell table:style-name="ce27" table:formula="of:=UPPER(LEFT(TEXT([.AB4];&quot;ddd&quot;);1))" office:value-type="string" office:string-value="T" calcext:value-type="string">
            <text:p>T</text:p>
          </table:table-cell>
          <table:table-cell table:style-name="ce25" table:formula="of:=UPPER(LEFT(TEXT([.AC4];&quot;ddd&quot;);1))" office:value-type="string" office:string-value="W" calcext:value-type="string">
            <text:p>W</text:p>
          </table:table-cell>
          <table:table-cell table:style-name="ce25" table:formula="of:=UPPER(LEFT(TEXT([.AD4];&quot;ddd&quot;);1))" office:value-type="string" office:string-value="T" calcext:value-type="string">
            <text:p>T</text:p>
          </table:table-cell>
          <table:table-cell table:style-name="ce25" table:formula="of:=UPPER(LEFT(TEXT([.AE4];&quot;ddd&quot;);1))" office:value-type="string" office:string-value="F" calcext:value-type="string">
            <text:p>F</text:p>
          </table:table-cell>
          <table:table-cell table:style-name="ce25" table:formula="of:=UPPER(LEFT(TEXT([.AF4];&quot;ddd&quot;);1))" office:value-type="string" office:string-value="S" calcext:value-type="string">
            <text:p>S</text:p>
          </table:table-cell>
          <table:table-cell table:style-name="ce25" table:formula="of:=UPPER(LEFT(TEXT([.AG4];&quot;ddd&quot;);1))" office:value-type="string" office:string-value="S" calcext:value-type="string">
            <text:p>S</text:p>
          </table:table-cell>
          <table:table-cell table:style-name="ce25" table:formula="of:=UPPER(LEFT(TEXT([.AH4];&quot;ddd&quot;);1))" office:value-type="string" office:string-value="M" calcext:value-type="string">
            <text:p>M</text:p>
          </table:table-cell>
          <table:table-cell table:style-name="ce27" table:formula="of:=UPPER(LEFT(TEXT([.AI4];&quot;ddd&quot;);1))" office:value-type="string" office:string-value="T" calcext:value-type="string">
            <text:p>T</text:p>
          </table:table-cell>
          <table:table-cell table:style-name="ce25" table:formula="of:=UPPER(LEFT(TEXT([.AJ4];&quot;ddd&quot;);1))" office:value-type="string" office:string-value="W" calcext:value-type="string">
            <text:p>W</text:p>
          </table:table-cell>
          <table:table-cell table:style-name="ce25" table:formula="of:=UPPER(LEFT(TEXT([.AK4];&quot;ddd&quot;);1))" office:value-type="string" office:string-value="T" calcext:value-type="string">
            <text:p>T</text:p>
          </table:table-cell>
          <table:table-cell table:style-name="ce25" table:formula="of:=UPPER(LEFT(TEXT([.AL4];&quot;ddd&quot;);1))" office:value-type="string" office:string-value="F" calcext:value-type="string">
            <text:p>F</text:p>
          </table:table-cell>
          <table:table-cell table:style-name="Default" table:number-columns-repeated="16346"/>
        </table:table-row>
        <table:table-row table:style-name="ro3">
          <table:table-cell table:style-name="ce1"/>
          <table:table-cell table:style-name="ce4"/>
          <table:table-cell table:style-name="ce9"/>
          <table:table-cell table:style-name="ce11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4">
          <table:table-cell table:style-name="ce1"/>
          <table:table-cell table:style-name="ce5" office:value-type="string" calcext:value-type="string">
            <text:p>PLANIFICACIÓN Y DISEÑO</text:p>
          </table:table-cell>
          <table:table-cell table:style-name="ce10"/>
          <table:table-cell table:style-name="ce12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1.1 Investigación y marco teórico</text:p>
          </table:table-cell>
          <table:table-cell table:style-name="ce6" office:value-type="string" calcext:value-type="string">
            <text:p>Brian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7-23" calcext:value-type="date">
            <text:p>23-07-25</text:p>
          </table:table-cell>
          <table:table-cell table:style-name="ce16" office:value-type="date" office:date-value="2025-07-25" calcext:value-type="date">
            <text:p>25-07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7" office:value-type="string" calcext:value-type="string">
            <text:p><text:span text:style-name="T1">1.2</text:span><text:span text:style-name="T2"> Diseño de la estructura del invernadero</text:span></text:p>
          </table:table-cell>
          <table:table-cell table:style-name="ce6" office:value-type="string" calcext:value-type="string">
            <text:p>Castillo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7-25" calcext:value-type="date">
            <text:p>25-07-25</text:p>
          </table:table-cell>
          <table:table-cell table:style-name="ce16" office:value-type="date" office:date-value="2025-08-03" calcext:value-type="date">
            <text:p>03-08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1.3 Lista definitiva de materiales</text:p>
          </table:table-cell>
          <table:table-cell table:style-name="ce6" office:value-type="string" calcext:value-type="string">
            <text:p>Todos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8-03" calcext:value-type="date">
            <text:p>03-08-25</text:p>
          </table:table-cell>
          <table:table-cell table:style-name="ce16" office:value-type="date" office:date-value="2025-08-06" calcext:value-type="date">
            <text:p>06-08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1.4 Elaboración del informe inicial</text:p>
          </table:table-cell>
          <table:table-cell table:style-name="ce6" office:value-type="string" calcext:value-type="string">
            <text:p>Todos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8-06" calcext:value-type="date">
            <text:p>06-08-25</text:p>
          </table:table-cell>
          <table:table-cell table:style-name="ce16" office:value-type="date" office:date-value="2025-08-28" calcext:value-type="date">
            <text:p>28-08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table:number-columns-repeated="2"/>
          <table:table-cell table:style-name="ce12"/>
          <table:table-cell table:style-name="ce15"/>
          <table:table-cell table:style-name="ce16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4">
          <table:table-cell table:style-name="ce1"/>
          <table:table-cell table:style-name="ce5" office:value-type="string" calcext:value-type="string">
            <text:p>ADQUISICIÓN Y SIMULACIÓN </text:p>
          </table:table-cell>
          <table:table-cell table:style-name="ce6"/>
          <table:table-cell table:style-name="ce12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2.1 Compra de componentes electronicos</text:p>
          </table:table-cell>
          <table:table-cell table:style-name="ce6" office:value-type="string" calcext:value-type="string">
            <text:p>Slavkin 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10" calcext:value-type="date">
            <text:p>10-09-25</text:p>
          </table:table-cell>
          <table:table-cell table:style-name="ce16" office:value-type="date" office:date-value="2025-09-18" calcext:value-type="date">
            <text:p>18-09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2.2 Compra de materiales para invernadero</text:p>
          </table:table-cell>
          <table:table-cell table:style-name="ce6" office:value-type="string" calcext:value-type="string">
            <text:p>Brian, Castillo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10" calcext:value-type="date">
            <text:p>10-09-25</text:p>
          </table:table-cell>
          <table:table-cell table:style-name="ce16" office:value-type="date" office:date-value="2025-09-18" calcext:value-type="date">
            <text:p>18-09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2.3 Simulación en TinkerCad</text:p>
          </table:table-cell>
          <table:table-cell table:style-name="ce6" office:value-type="string" calcext:value-type="string">
            <text:p>Landaeta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14" calcext:value-type="date">
            <text:p>14-09-25</text:p>
          </table:table-cell>
          <table:table-cell table:style-name="ce16" office:value-type="date" office:date-value="2025-09-26" calcext:value-type="date">
            <text:p>26-09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2.4 Programación básica ESP32</text:p>
          </table:table-cell>
          <table:table-cell table:style-name="ce6" office:value-type="string" calcext:value-type="string">
            <text:p>Slavkin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25" calcext:value-type="date">
            <text:p>25-09-25</text:p>
          </table:table-cell>
          <table:table-cell table:style-name="ce16" office:value-type="date" office:date-value="2025-10-25" calcext:value-type="date">
            <text:p>25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2.5 Pruebas individuales de componentes</text:p>
          </table:table-cell>
          <table:table-cell table:style-name="ce6" office:value-type="string" calcext:value-type="string">
            <text:p>Todos</text:p>
          </table:table-cell>
          <table:table-cell table:style-name="ce12" office:value-type="percentage" office:value="100" calcext:value-type="percentage">
            <text:p>10000%</text:p>
          </table:table-cell>
          <table:table-cell table:style-name="ce16" office:value-type="date" office:date-value="2025-09-27" calcext:value-type="date">
            <text:p>27-09-25</text:p>
          </table:table-cell>
          <table:table-cell table:style-name="ce16" office:value-type="date" office:date-value="2025-09-30" calcext:value-type="date">
            <text:p>30-09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table:number-columns-repeated="2"/>
          <table:table-cell table:style-name="ce12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6">
          <table:table-cell table:style-name="ce1"/>
          <table:table-cell table:style-name="ce6" office:value-type="string" calcext:value-type="string">
            <text:p><text:span text:style-name="T3">DESARROLLO Y </text:span><text:span text:style-name="T4">CONSTRUCCIÓN</text:span></text:p>
          </table:table-cell>
          <table:table-cell table:style-name="ce6"/>
          <table:table-cell table:style-name="ce12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3.1 Armado del circuito en protoboard</text:p>
          </table:table-cell>
          <table:table-cell table:style-name="ce6" office:value-type="string" calcext:value-type="string">
            <text:p>Todos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27" calcext:value-type="date">
            <text:p>27-09-25</text:p>
          </table:table-cell>
          <table:table-cell table:style-name="ce16" office:value-type="date" office:date-value="2025-09-30" calcext:value-type="date">
            <text:p>30-09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3.2 Construcción de la estructura</text:p>
            <text:p/>
          </table:table-cell>
          <table:table-cell table:style-name="ce6" office:value-type="string" calcext:value-type="string">
            <text:p>Castillo, Brian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09-30" calcext:value-type="date">
            <text:p>30-09-25</text:p>
          </table:table-cell>
          <table:table-cell table:style-name="ce16" office:value-type="date" office:date-value="2025-10-05" calcext:value-type="date">
            <text:p>05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3.3 Implementación de comunicación WiFi</text:p>
          </table:table-cell>
          <table:table-cell table:style-name="ce6" office:value-type="string" calcext:value-type="string">
            <text:p>Slavkin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10-05" calcext:value-type="date">
            <text:p>05-10-25</text:p>
          </table:table-cell>
          <table:table-cell table:style-name="ce16" office:value-type="date" office:date-value="2025-10-16" calcext:value-type="date">
            <text:p>16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3.4 Instalacion de sensores en estructura</text:p>
          </table:table-cell>
          <table:table-cell table:style-name="ce6" office:value-type="string" calcext:value-type="string">
            <text:p>Landaeta</text:p>
          </table:table-cell>
          <table:table-cell table:style-name="ce12" office:value-type="percentage" office:value="100" calcext:value-type="percentage">
            <text:p>10000%</text:p>
          </table:table-cell>
          <table:table-cell table:style-name="ce16" office:value-type="date" office:date-value="2025-10-10" calcext:value-type="date">
            <text:p>10-10-25</text:p>
          </table:table-cell>
          <table:table-cell table:style-name="ce16" office:value-type="date" office:date-value="2025-10-20" calcext:value-type="date">
            <text:p>20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3.5 Sistema de bombeo y distribución</text:p>
          </table:table-cell>
          <table:table-cell table:style-name="ce6" office:value-type="string" calcext:value-type="string">
            <text:p>Todos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6" office:value-type="date" office:date-value="2025-10-10" calcext:value-type="date">
            <text:p>10-10-25</text:p>
          </table:table-cell>
          <table:table-cell table:style-name="ce16" office:value-type="string" calcext:value-type="string">
            <text:p>20/10/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table:number-columns-repeated="2"/>
          <table:table-cell table:style-name="ce12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DOCUMENTACIÓN, PRESENTACIÓN Y ENTREGA</text:p>
          </table:table-cell>
          <table:table-cell table:style-name="ce6"/>
          <table:table-cell table:style-name="ce13"/>
          <table:table-cell table:style-name="ce15" table:number-columns-repeated="2"/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4.1 Documentación técnica completa</text:p>
          </table:table-cell>
          <table:table-cell table:style-name="ce6" office:value-type="string" calcext:value-type="string">
            <text:p>Todos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6" office:value-type="date" office:date-value="2025-10-20" calcext:value-type="date">
            <text:p>20-10-25</text:p>
          </table:table-cell>
          <table:table-cell table:style-name="ce16" office:value-type="date" office:date-value="2025-10-25" calcext:value-type="date">
            <text:p>25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4.2 Preparacion de presentacion final</text:p>
          </table:table-cell>
          <table:table-cell table:style-name="ce6" office:value-type="string" calcext:value-type="string">
            <text:p>Brian, Castillo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16" office:value-type="date" office:date-value="2025-10-25" calcext:value-type="date">
            <text:p>25-10-25</text:p>
          </table:table-cell>
          <table:table-cell table:style-name="ce16" office:value-type="date" office:date-value="2025-10-26" calcext:value-type="date">
            <text:p>26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5">
          <table:table-cell table:style-name="ce1"/>
          <table:table-cell table:style-name="ce6" office:value-type="string" calcext:value-type="string">
            <text:p>4.3 Video demostrativo del sistema</text:p>
          </table:table-cell>
          <table:table-cell table:style-name="ce6" office:value-type="string" calcext:value-type="string">
            <text:p>Landaeta, Castillo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16" office:value-type="date" office:date-value="2025-10-21" calcext:value-type="date">
            <text:p>21-10-25</text:p>
          </table:table-cell>
          <table:table-cell table:style-name="ce16" office:value-type="date" office:date-value="2025-10-25" calcext:value-type="date">
            <text:p>25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4.4 Informe final del proyecto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6" office:value-type="date" office:date-value="2025-10-24" calcext:value-type="date">
            <text:p>24-10-25</text:p>
          </table:table-cell>
          <table:table-cell table:style-name="ce16" office:value-type="date" office:date-value="2025-10-28" calcext:value-type="date">
            <text:p>28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>
          <table:table-cell table:style-name="ce1"/>
          <table:table-cell table:style-name="ce6" office:value-type="string" calcext:value-type="string">
            <text:p>4.5 Entrega y presentación final</text:p>
          </table:table-cell>
          <table:table-cell table:style-name="ce6" office:value-type="string" calcext:value-type="string">
            <text:p>Todos</text:p>
          </table:table-cell>
          <table:table-cell table:style-name="ce13" office:value-type="percentage" office:value="0" calcext:value-type="percentage">
            <text:p>0%</text:p>
          </table:table-cell>
          <table:table-cell table:number-columns-repeated="2" table:style-name="ce16" office:value-type="date" office:date-value="2025-10-30" calcext:value-type="date">
            <text:p>30-10-25</text:p>
          </table:table-cell>
          <table:table-cell table:style-name="ce9"/>
          <table:table-cell table:style-name="ce23" table:number-columns-repeated="31"/>
          <table:table-cell table:style-name="Default" table:number-columns-repeated="16346"/>
        </table:table-row>
        <table:table-row table:style-name="ro1" table:number-rows-repeated="937">
          <table:table-cell table:style-name="ce1" table:number-columns-repeated="38"/>
          <table:table-cell table:style-name="Default" table:number-columns-repeated="16346"/>
        </table:table-row>
        <table:table-row table:style-name="ro7">
          <table:table-cell table:number-columns-repeated="2"/>
          <table:table-cell table:style-name="ce1"/>
          <table:table-cell table:number-columns-repeated="35"/>
          <table:table-cell table:style-name="Default" table:number-columns-repeated="16346"/>
        </table:table-row>
        <table:table-row table:style-name="ro7" table:number-rows-repeated="1047555">
          <table:table-cell table:number-columns-repeated="38"/>
          <table:table-cell table:style-name="Default" table:number-columns-repeated="16346"/>
        </table:table-row>
        <table:table-row table:style-name="ro8" table:number-rows-repeated="50">
          <table:table-cell table:number-columns-repeated="38"/>
          <table:table-cell table:style-name="Default" table:number-columns-repeated="16346"/>
        </table:table-row>
        <table:table-row table:style-name="ro8">
          <table:table-cell table:number-columns-repeated="38"/>
          <table:table-cell table:style-name="Default" table:number-columns-repeated="16346"/>
        </table:table-row>
        <calcext:conditional-formats>
          <calcext:conditional-format calcext:target-range-address="'DIAGRAMA DE GANTT'.H6:'DIAGRAMA DE GANTT'.AL32">
            <calcext:condition calcext:apply-style-name="ConditionalStyle_1" calcext:value="formula-is([.H$4]=TODAY())" calcext:base-cell-address="'DIAGRAMA DE GANTT'.H6"/>
            <calcext:condition calcext:apply-style-name="ConditionalStyle_2" calcext:value="formula-is(AND([.H$4]&gt;=[.$E6];[.H$4]&lt;=((([.$F6]-[.$E6]+1)*[.$D6])+[.$E6]-1)))" calcext:base-cell-address="'DIAGRAMA DE GANTT'.H6"/>
            <calcext:condition calcext:apply-style-name="ConditionalStyle_3" calcext:value="formula-is(AND([.H$4]&gt;=[.$E6];[.H$4]&lt;=[.$F6]))" calcext:base-cell-address="'DIAGRAMA DE GANTT'.H6"/>
          </calcext:conditional-format>
          <calcext:conditional-format calcext:target-range-address="'DIAGRAMA DE GANTT'.D6:'DIAGRAMA DE GANTT'.D26">
            <calcext:data-bar calcext:gradient="false" calcext:min-length="10" calcext:max-length="90" calcext:negative-color="#ff0000" calcext:positive-color="#00b050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DIAGRAMA DE GANTT'.D32:'DIAGRAMA DE GANTT'.D32 'DIAGRAMA DE GANTT'.D27:'DIAGRAMA DE GANTT'.D30">
            <calcext:data-bar calcext:gradient="false" calcext:min-length="10" calcext:max-length="90" calcext:negative-color="#ff0000" calcext:positive-color="#00b050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/>
    </number:date-style>
    <number:date-style style:name="N153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date-style style:name="N154">
      <number:day-of-week/>
      <number:text>,</number:text>
      <number:day/>
      <number:text>/</number:text>
      <number:month/>
      <number:text>/</number:text>
      <number:year number:style="long"/>
    </number:date-style>
    <number:date-style style:name="N155">
      <number:day number:style="long"/>
    </number:date-style>
    <number:date-style style:name="N156">
      <number:day-of-week/>
    </number:date-style>
    <number:date-style style:name="N157">
      <number:day number:style="long"/>
      <number:text>-</number:text>
      <number:month number:style="long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order-bottom="none" style:diagonal-bl-tr="none" style:diagonal-tl-br="none" fo:border-left="0.74pt solid #ff0000" fo:border-right="0.74pt solid #ff0000" fo:border-top="none"/>
    </style:style>
    <style:style style:name="ConditionalStyle_5f_2" style:display-name="ConditionalStyle_2" style:family="table-cell" style:parent-style-name="Default">
      <style:table-cell-properties fo:background-color="#34a853">
        <loext:background-complex-color loext:theme-type="accent4" loext:color-type="theme"/>
      </style:table-cell-properties>
    </style:style>
    <style:style style:name="ConditionalStyle_5f_3" style:display-name="ConditionalStyle_3" style:family="table-cell" style:parent-style-name="Default">
      <style:table-cell-properties fo:background-color="#7ad693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DE_20_GANTT" style:display-name="PageStyle_DIAGRAMA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21:45:29</meta:creation-date>
    <meta:initial-creator>Rodrigo Miranda</meta:initial-creator>
    <dc:language>en-US</dc:language>
    <dc:date>2025-11-05T09:58:17.034583598</dc:date>
    <meta:editing-cycles>8</meta:editing-cycles>
    <meta:editing-duration>PT33M13S</meta:editing-duration>
    <meta:generator>LibreOffice/25.2.6.2$Linux_X86_64 LibreOffice_project/520$Build-2</meta:generator>
    <meta:document-statistic meta:table-count="1" meta:cell-count="175" meta:object-count="0"/>
    <meta:user-defined meta:name="AppVersion">15.0000</meta:user-defined>
  </office:meta>
</office:document-meta>
</file>